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Text_20_body">
      <style:text-properties fo:language="fr" fo:country="FR" officeooo:paragraph-rsid="0094a5d5"/>
    </style:style>
    <style:style style:name="P19" style:family="paragraph" style:parent-style-name="Text_20_body">
      <style:text-properties fo:language="fr" fo:country="FR" officeooo:paragraph-rsid="009781d7"/>
    </style:style>
    <style:style style:name="P20" style:family="paragraph" style:parent-style-name="Text_20_body">
      <style:text-properties fo:language="fr" fo:country="FR" officeooo:paragraph-rsid="009785cd"/>
    </style:style>
    <style:style style:name="P21" style:family="paragraph" style:parent-style-name="Text_20_body">
      <style:text-properties fo:language="fr" fo:country="FR" officeooo:paragraph-rsid="0097899e"/>
    </style:style>
    <style:style style:name="P22" style:family="paragraph" style:parent-style-name="Text_20_body">
      <style:text-properties fo:language="fr" fo:country="FR" officeooo:paragraph-rsid="009ec305"/>
    </style:style>
    <style:style style:name="P23" style:family="paragraph" style:parent-style-name="Text_20_body" style:list-style-name="L3">
      <style:text-properties fo:language="fr" fo:country="FR" officeooo:rsid="009ec305" officeooo:paragraph-rsid="009ec305"/>
    </style:style>
    <style:style style:name="P24" style:family="paragraph" style:parent-style-name="Text_20_body" style:list-style-name="L3">
      <style:text-properties fo:language="fr" fo:country="FR" officeooo:rsid="009ec305" officeooo:paragraph-rsid="009f9ecf"/>
    </style:style>
    <style:style style:name="P25" style:family="paragraph" style:parent-style-name="Text_20_body" style:list-style-name="L3">
      <style:text-properties fo:language="fr" fo:country="FR" officeooo:rsid="00a15ef2" officeooo:paragraph-rsid="00a307f6"/>
    </style:style>
    <style:style style:name="P26" style:family="paragraph" style:parent-style-name="Text_20_body" style:list-style-name="L3">
      <style:text-properties fo:language="fr" fo:country="FR" officeooo:rsid="00a307f6" officeooo:paragraph-rsid="00a307f6"/>
    </style:style>
    <style:style style:name="P27" style:family="paragraph" style:parent-style-name="Subtitle">
      <style:text-properties fo:language="fr" fo:country="FR" officeooo:rsid="007ff4bb" officeooo:paragraph-rsid="007ff4bb"/>
    </style:style>
    <style:style style:name="P28" style:family="paragraph" style:parent-style-name="Heading_20_1">
      <style:text-properties fo:language="fr" fo:country="FR"/>
    </style:style>
    <style:style style:name="P29" style:family="paragraph" style:parent-style-name="Heading_20_1">
      <style:text-properties fo:language="fr" fo:country="FR" officeooo:rsid="0088dfc6" officeooo:paragraph-rsid="0088dfc6"/>
    </style:style>
    <style:style style:name="P30" style:family="paragraph" style:parent-style-name="Heading_20_2">
      <style:text-properties fo:language="fr" fo:country="FR"/>
    </style:style>
    <style:style style:name="P31" style:family="paragraph" style:parent-style-name="Heading_20_3">
      <style:text-properties fo:language="fr" fo:country="FR" officeooo:rsid="008ac929" officeooo:paragraph-rsid="008ac929"/>
    </style:style>
    <style:style style:name="P32" style:family="paragraph" style:parent-style-name="Heading_20_3">
      <style:text-properties fo:language="fr" fo:country="FR" officeooo:paragraph-rsid="00936dd2"/>
    </style:style>
    <style:style style:name="P33" style:family="paragraph" style:parent-style-name="Preformatted_20_Text">
      <style:text-properties fo:color="#000000" fo:language="fr" fo:country="FR" officeooo:paragraph-rsid="0097899e"/>
    </style:style>
    <style:style style:name="P34" style:family="paragraph" style:parent-style-name="Preformatted_20_Text">
      <style:paragraph-properties fo:text-align="start" style:justify-single-word="false"/>
      <style:text-properties fo:color="#800080" fo:language="fr" fo:country="FR" officeooo:rsid="008c53a1" officeooo:paragraph-rsid="0092d342"/>
    </style:style>
    <style:style style:name="P35" style:family="paragraph" style:parent-style-name="Preformatted_20_Text">
      <style:text-properties fo:language="fr" fo:country="FR" officeooo:paragraph-rsid="0097899e"/>
    </style:style>
    <style:style style:name="P36"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37" style:family="paragraph" style:parent-style-name="Preformatted_20_Text">
      <style:paragraph-properties fo:margin-top="0cm" fo:margin-bottom="0.499cm" style:contextual-spacing="false" fo:background-color="#ffffff">
        <style:background-image/>
      </style:paragraph-properties>
      <style:text-properties fo:color="#000000" fo:language="fr" fo:country="FR"/>
    </style:style>
    <style:style style:name="P38" style:family="paragraph" style:parent-style-name="Preformatted_20_Text">
      <style:paragraph-properties fo:background-color="#ffffff">
        <style:background-image/>
      </style:paragraph-properties>
      <style:text-properties fo:color="#000000" fo:language="fr" fo:country="FR"/>
    </style:style>
    <style:style style:name="P39"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P40" style:family="paragraph" style:parent-style-name="Preformatted_20_Text">
      <style:paragraph-properties fo:background-color="#ffffff">
        <style:background-image/>
      </style:paragraph-properties>
      <style:text-properties fo:language="fr" fo:country="FR"/>
    </style:style>
    <style:style style:name="T1" style:family="text">
      <style:text-properties officeooo:rsid="000da322"/>
    </style:style>
    <style:style style:name="T2" style:family="text">
      <style:text-properties officeooo:rsid="007ff4bb"/>
    </style:style>
    <style:style style:name="T3" style:family="text">
      <style:text-properties officeooo:rsid="0085b4af"/>
    </style:style>
    <style:style style:name="T4" style:family="text">
      <style:text-properties officeooo:rsid="0088977f"/>
    </style:style>
    <style:style style:name="T5" style:family="text">
      <style:text-properties officeooo:rsid="0088dfc6"/>
    </style:style>
    <style:style style:name="T6" style:family="text">
      <style:text-properties fo:font-style="italic" officeooo:rsid="008ac929" style:font-style-asian="italic" style:font-style-complex="italic"/>
    </style:style>
    <style:style style:name="T7" style:family="text">
      <style:text-properties fo:font-style="italic" officeooo:rsid="008cd078" style:font-style-asian="italic" style:font-style-complex="italic"/>
    </style:style>
    <style:style style:name="T8" style:family="text">
      <style:text-properties fo:font-style="italic" officeooo:rsid="008e5386" style:font-style-asian="italic" style:font-style-complex="italic"/>
    </style:style>
    <style:style style:name="T9" style:family="text">
      <style:text-properties fo:font-style="italic" officeooo:rsid="0092d342" style:font-style-asian="italic" style:font-style-complex="italic"/>
    </style:style>
    <style:style style:name="T10" style:family="text">
      <style:text-properties fo:font-style="italic" officeooo:rsid="0094a5d5" style:font-style-asian="italic" style:font-style-complex="italic"/>
    </style:style>
    <style:style style:name="T11" style:family="text">
      <style:text-properties fo:font-style="italic" officeooo:rsid="0095db09" style:font-style-asian="italic" style:font-style-complex="italic"/>
    </style:style>
    <style:style style:name="T12" style:family="text">
      <style:text-properties fo:font-style="italic" officeooo:rsid="009781d7" style:font-style-asian="italic" style:font-style-complex="italic"/>
    </style:style>
    <style:style style:name="T13" style:family="text">
      <style:text-properties fo:font-style="normal" officeooo:rsid="008e5386" style:font-style-asian="normal" style:font-style-complex="normal"/>
    </style:style>
    <style:style style:name="T14" style:family="text">
      <style:text-properties fo:font-style="normal" officeooo:rsid="0091c5a2" style:font-style-asian="normal" style:font-style-complex="normal"/>
    </style:style>
    <style:style style:name="T15" style:family="text">
      <style:text-properties fo:font-style="normal" officeooo:rsid="0092d342" style:font-style-asian="normal" style:font-style-complex="normal"/>
    </style:style>
    <style:style style:name="T16" style:family="text">
      <style:text-properties fo:font-style="normal" officeooo:rsid="00936dd2" style:font-style-asian="normal" style:font-style-complex="normal"/>
    </style:style>
    <style:style style:name="T17" style:family="text">
      <style:text-properties fo:font-style="normal" officeooo:rsid="0094a5d5" style:font-style-asian="normal" style:font-style-complex="normal"/>
    </style:style>
    <style:style style:name="T18" style:family="text">
      <style:text-properties fo:font-style="normal" officeooo:rsid="0095db09" style:font-style-asian="normal" style:font-style-complex="normal"/>
    </style:style>
    <style:style style:name="T19" style:family="text">
      <style:text-properties fo:font-style="normal" officeooo:rsid="0096d228" style:font-style-asian="normal" style:font-style-complex="normal"/>
    </style:style>
    <style:style style:name="T20" style:family="text">
      <style:text-properties fo:font-style="normal" officeooo:rsid="009781d7" style:font-style-asian="normal" style:font-style-complex="normal"/>
    </style:style>
    <style:style style:name="T21" style:family="text">
      <style:text-properties fo:font-style="normal" officeooo:rsid="0097899e" style:font-style-asian="normal" style:font-style-complex="normal"/>
    </style:style>
    <style:style style:name="T22" style:family="text">
      <style:text-properties officeooo:rsid="008ac929"/>
    </style:style>
    <style:style style:name="T23" style:family="text">
      <style:text-properties officeooo:rsid="008c53a1"/>
    </style:style>
    <style:style style:name="T24" style:family="text">
      <style:text-properties officeooo:rsid="008cd078"/>
    </style:style>
    <style:style style:name="T25" style:family="text">
      <style:text-properties fo:font-weight="bold" style:font-weight-asian="bold" style:font-weight-complex="bold"/>
    </style:style>
    <style:style style:name="T26" style:family="text">
      <style:text-properties fo:color="#004a43"/>
    </style:style>
    <style:style style:name="T27" style:family="text">
      <style:text-properties fo:color="#800000"/>
    </style:style>
    <style:style style:name="T28" style:family="text">
      <style:text-properties fo:color="#800000" fo:font-weight="bold"/>
    </style:style>
    <style:style style:name="T29" style:family="text">
      <style:text-properties fo:color="#40015a"/>
    </style:style>
    <style:style style:name="T30" style:family="text">
      <style:text-properties fo:color="#808030"/>
    </style:style>
    <style:style style:name="T31" style:family="text">
      <style:text-properties fo:color="#008c00"/>
    </style:style>
    <style:style style:name="T32" style:family="text">
      <style:text-properties fo:color="#800080"/>
    </style:style>
    <style:style style:name="T33" style:family="text">
      <style:text-properties fo:color="#0000e6"/>
    </style:style>
    <style:style style:name="T34" style:family="text">
      <style:text-properties fo:color="#ff0000"/>
    </style:style>
    <style:style style:name="T35" style:family="text">
      <style:text-properties fo:color="#0000ff"/>
    </style:style>
    <style:style style:name="T36" style:family="text">
      <style:text-properties fo:color="#009900"/>
    </style:style>
    <style:style style:name="T37" style:family="text">
      <style:text-properties fo:color="#000000"/>
    </style:style>
    <style:style style:name="T38" style:family="text">
      <style:text-properties fo:color="#000000" officeooo:rsid="009cf844"/>
    </style:style>
    <style:style style:name="T39" style:family="text">
      <style:text-properties fo:color="#000000" fo:font-style="italic" officeooo:rsid="009cf844" style:font-style-asian="italic" style:font-style-complex="italic"/>
    </style:style>
    <style:style style:name="T40" style:family="text">
      <style:text-properties fo:color="#000000" officeooo:rsid="009ec305"/>
    </style:style>
    <style:style style:name="T41" style:family="text">
      <style:text-properties fo:color="#000000" officeooo:rsid="009f9ecf"/>
    </style:style>
    <style:style style:name="T42" style:family="text">
      <style:text-properties fo:color="#000000" officeooo:rsid="00a0e30c"/>
    </style:style>
    <style:style style:name="T43" style:family="text">
      <style:text-properties fo:color="#000000" officeooo:rsid="00a15ef2"/>
    </style:style>
    <style:style style:name="T44" style:family="text">
      <style:text-properties fo:color="#000000" officeooo:rsid="00a307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3">Recherche d'informations</text:span></text:p>
      <text:p text:style-name="P6">I<text:span text:style-name="T2">mplémentation d'un analyseur de corpus de documents scientifiques</text:span></text:p>
      <text:p text:style-name="P27"/>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28" text:outline-level="1"><text:soft-page-break/>Introduction :</text:h>
      <text:p text:style-name="P8"><text:tab/><text:span text:style-name="T4">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4"><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29" text:outline-level="1">Implémentation</text:h>
      <text:h text:style-name="P30" text:outline-level="2"><text:span text:style-name="T22">Analyseur de documents</text:span><text:tab/></text:h>
      <text:p text:style-name="P9"><text:span text:style-name="T5">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5"><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31" text:outline-level="3">Analyse Lexicale</text:h>
      <text:p text:style-name="P9"><text:tab/><text:span text:style-name="T22">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22"><text:tab/>Pour implémenter l'analyseur lexical de documents scientifique, le programme </text:span><text:span text:style-name="T6">flex</text:span><text:span text:style-name="T22"> a été utiliser.</text:span></text:p>
      <text:p text:style-name="P9"><text:span text:style-name="T22"><text:tab/></text:span><text:span text:style-name="T6">Flex</text:span><text:span text:style-name="T22"> est générateur d'analyseurs lexicaux de </text:span><text:span text:style-name="T6">GNU</text:span><text:span text:style-name="T22">, qui grâce a sa reconnaissance des langages réguliers, et au expressions rationnelles, permet de générer des programmes reconnaissant les mots d'un langage.</text:span></text:p>
      <text:p text:style-name="P11"><text:span text:style-name="T22"><text:tab/> L'implémentation de l'analyseur lexical (</text:span><text:span text:style-name="T6">ProjetCompil.l</text:span><text:span text:style-name="T22">)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23">et les </text:span>codifies <text:span text:style-name="T23">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24">Ces entités, une fois reconnues, sont retournées codifiés, tel qu'il est dis si dessus, à l'analyseur syntaxique/sémantique, et les entités non reconnues génèrent un affichage du message d'erreur « Erreur lexical: élément non reconnut </text:span><text:span text:style-name="T7">entité</text:span><text:span text:style-name="T24"> ligne </text:span><text:span text:style-name="T7">ligne</text:span><text:span text:style-name="T24"> colonne </text:span><text:span text:style-name="T7">colonne</text:span><text:span text:style-name="T24"> position </text:span><text:span text:style-name="T7">position</text:span><text:span text:style-name="T24"> »  ou </text:span><text:span text:style-name="T7">entité </text:span><text:span text:style-name="T13">est l'entité non reconnue, </text:span><text:span text:style-name="T8">ligne </text:span><text:span text:style-name="T13"><text:s/>est la ligne a laquelle il se trouve, </text:span><text:span text:style-name="T8">colonne </text:span><text:span text:style-name="T13">est la colonne a laquelle il se trouve, et </text:span><text:span text:style-name="T8">position </text:span><text:span text:style-name="T13">est la position a laquelle il se trouve.</text:span></text:p>
      <text:p text:style-name="P17"><text:span text:style-name="T13"><text:tab/></text:span><text:span text:style-name="T14">L'analyseur lexical a besoin donc de variables pour manipuler les numéros de lignes, colonnes, ainsi que la position a laquelle se trouve une entité. </text:span><text:span text:style-name="T15">De plus l'analyseur a besoin de certaines fonctions C tels que </text:span><text:span text:style-name="T9">strlen</text:span><text:span text:style-name="T15"> ou </text:span><text:span text:style-name="T9">strdup</text:span><text:span text:style-name="T14"> , </text:span><text:span text:style-name="T15">il a donc besoin d'avoir accès aux prototypes de ses fonctions.</text:span></text:p>
      <text:p text:style-name="P17"><text:span text:style-name="T15"><text:tab/>La première partie du fichier </text:span><text:span text:style-name="T14"><text:s/></text:span><text:span text:style-name="T6">ProjetCompil.l </text:span><text:span text:style-name="T15">est celle qui s'occupe de la déclaration de variables et de macros et de l'inclusion des bibliothèques C nécessaires :</text:span></text:p>
      <text:p text:style-name="P34">%{</text:p>
      <text:p text:style-name="P39"><text:span text:style-name="T26">#include </text:span><text:span text:style-name="T27">&lt;</text:span><text:span text:style-name="T29">stdlib.h</text:span><text:span text:style-name="T27">&gt;</text:span></text:p>
      <text:p text:style-name="P39"><text:span text:style-name="T26">#include </text:span><text:span text:style-name="T27">&lt;</text:span><text:span text:style-name="T29">stdio.h</text:span><text:span text:style-name="T27">&gt;</text:span></text:p>
      <text:p text:style-name="P39"><text:span text:style-name="T26">#include </text:span><text:span text:style-name="T27">&lt;</text:span><text:span text:style-name="T29">string.h</text:span><text:span text:style-name="T27">&gt;</text:span></text:p>
      <text:p text:style-name="P39"><text:span text:style-name="T26">#include </text:span><text:span text:style-name="T27">&lt;</text:span><text:span text:style-name="T29">time.h</text:span><text:span text:style-name="T27">&gt;</text:span></text:p>
      <text:p text:style-name="P39"><text:span text:style-name="T26">#include </text:span><text:span text:style-name="T27">"</text:span><text:span text:style-name="T29">ProjetCompil.tab.h</text:span><text:span text:style-name="T27">"</text:span></text:p>
      <text:p text:style-name="P39"><text:span text:style-name="T28">int</text:span> ligne<text:span text:style-name="T30">=</text:span><text:span text:style-name="T31">0</text:span><text:span text:style-name="T30">,</text:span> col<text:span text:style-name="T30">=</text:span><text:span text:style-name="T31">0</text:span><text:span text:style-name="T30">,</text:span>pos<text:span text:style-name="T30">=</text:span><text:span text:style-name="T31">0</text:span><text:span text:style-name="T32">;</text:span></text:p>
      <text:p text:style-name="P39"><text:span text:style-name="T28">extern</text:span> YYSTYPE yylval<text:span text:style-name="T32">;</text:span> </text:p>
      <text:p text:style-name="P36">%}</text:p>
      <text:h text:style-name="P32" text:outline-level="3"><text:soft-page-break/><text:span text:style-name="T16">Analyse Syntaxique</text:span></text:h>
      <text:p text:style-name="P18"><text:span text:style-name="T16"><text:tab/></text:span><text:span text:style-name="T17">Après l'analyse lexicales des documents, les entités lexicales codifiés sont envoyés a l'analyseur syntaxique qui lui s'occupe de valider l’agencement de ces entités dans le document.</text:span></text:p>
      <text:p text:style-name="P18"><text:span text:style-name="T17"><text:tab/>Pour implémenter l’analyseur syntaxique de documents scientifique le programme </text:span><text:span text:style-name="T10">Bison</text:span><text:span text:style-name="T17"> a été utilisé.</text:span></text:p>
      <text:p text:style-name="P19"><text:span text:style-name="T17"><text:tab/></text:span><text:span text:style-name="T11">Bison </text:span><text:span text:style-name="T18">est un générateur d'analyseurs syntaxiques et sémantique de </text:span><text:span text:style-name="T11">GNU, </text:span><text:span text:style-name="T18">il est issus du programme </text:span><text:span text:style-name="T11">YACC (Yet Another Compiler Compiler) <text:s/></text:span><text:span text:style-name="T18">qu'il améliore, et grâce à sa reconnaissance de langages non contextuels et de grammaire non contextuelles ( Grammaire </text:span><text:span text:style-name="T11">LALR </text:span><text:span text:style-name="T18">) </text:span><text:span text:style-name="T19">permet de générer des générer des programmes reconnaissant les phrases d'un langage.</text:span></text:p>
      <text:p text:style-name="P20"><text:span text:style-name="T19"><text:tab/></text:span><text:span text:style-name="T20">L'implémentation de l'analyseur syntaxique (</text:span><text:span text:style-name="T12">ProjetCompil.y</text:span><text:span text:style-name="T20">) se base essentiellement sur la grammaire. Grammaire qui utilise les entités lexicale codifiées pour vérifié l’ordonnancement de celles-ci.</text:span></text:p>
      <text:p text:style-name="P21"><text:span text:style-name="T20"><text:tab/></text:span><text:span text:style-name="T21">Dans cette implémentation d'analyseur syntaxique de documents scientifiques, la grammaire LALR utilisée est la suivante :</text:span></text:p>
      <text:p text:style-name="P33"><text:span text:style-name="T34">CorpusDoc</text:span><text:span text:style-name="T33"> </text:span><text:span text:style-name="T36">:</text:span><text:span text:style-name="T33"> <text:s/>RTITLE RAUTHORS RABSTRACT RKEYWORDS RINTRODUCTION RRELATEDWORKS RCONCEPTION REXPERIMENTALRESULTS </text:span></text:p>
      <text:p text:style-name="P38"><text:span text:style-name="T33">RCONCLUSION RREFERENCES </text:span><text:span text:style-name="T36">;</text:span></text:p>
      <text:p text:style-name="P40"/>
      <text:p text:style-name="P38"><text:span text:style-name="T34">RTITLE</text:span><text:span text:style-name="T33"> </text:span><text:span text:style-name="T36">:</text:span><text:span text:style-name="T33"> TITLE Space ListeMot SL </text:span><text:span text:style-name="T36">;</text:span></text:p>
      <text:p text:style-name="P38"><text:span text:style-name="T34">ListeMot</text:span><text:span text:style-name="T33"> </text:span><text:span text:style-name="T36">:</text:span><text:span text:style-name="T33"> ListeMot Space Mot </text:span><text:span text:style-name="T28">|</text:span><text:span text:style-name="T33"> Mot </text:span><text:span text:style-name="T36">;</text:span></text:p>
      <text:p text:style-name="P38"><text:span text:style-name="T34">Mot</text:span><text:span text:style-name="T33"> </text:span><text:span text:style-name="T36">:</text:span><text:span text:style-name="T33"> Word </text:span><text:span text:style-name="T28">|</text:span><text:span text:style-name="T33"> CompoundWord </text:span><text:span text:style-name="T36">;</text:span></text:p>
      <text:p text:style-name="P38"><text:span text:style-name="T34">RABSTRACT</text:span><text:span text:style-name="T33"> </text:span><text:span text:style-name="T36">:</text:span><text:span text:style-name="T33"> ABSTRACT ListeMotParagraphe Point SL </text:span><text:span text:style-name="T36">;</text:span></text:p>
      <text:p text:style-name="P38"><text:span text:style-name="T34">ListeMotParagraphe</text:span><text:span text:style-name="T33"> </text:span><text:span text:style-name="T36">:</text:span><text:span text:style-name="T33"> <text:s/>ListeMotParagraphe PonctuationMot <text:s/></text:span><text:span text:style-name="T28">|</text:span><text:span text:style-name="T33"> PonctuationMot </text:span><text:span text:style-name="T36">;</text:span><text:span text:style-name="T33"> </text:span></text:p>
      <text:p text:style-name="P38"><text:span text:style-name="T34">PonctuationMot</text:span><text:span text:style-name="T33"> <text:s/></text:span><text:span text:style-name="T36">:</text:span><text:span text:style-name="T33"> Ponctuation </text:span><text:span text:style-name="T28">| </text:span><text:span text:style-name="T33">Space Mot </text:span><text:span text:style-name="T36">;</text:span></text:p>
      <text:p text:style-name="P38"><text:span text:style-name="T34">RAUTHORS</text:span><text:span text:style-name="T33"> </text:span><text:span text:style-name="T36">:</text:span><text:span text:style-name="T33"> AUTHORS Space ListeMotVirguleAuteur Point SL </text:span><text:span text:style-name="T36">;</text:span></text:p>
      <text:p text:style-name="P38"><text:span text:style-name="T34">ListeMotVirguleAuteur</text:span><text:span text:style-name="T33"> </text:span><text:span text:style-name="T36">:</text:span><text:span text:style-name="T33"> ListeMotVirguleAuteur Virgule Space Mot Space Mot</text:span><text:span text:style-name="T28">|</text:span><text:span text:style-name="T33"> Mot Space Mot </text:span><text:span text:style-name="T36">;</text:span></text:p>
      <text:p text:style-name="P38"><text:span text:style-name="T34">RKEYWORDS</text:span><text:span text:style-name="T33"> </text:span><text:span text:style-name="T36">:</text:span><text:span text:style-name="T33"> KEYWORDS Space ListMotVirgule Point SL ;</text:span></text:p>
      <text:p text:style-name="P38"><text:span text:style-name="T34">ListMotVirgule</text:span><text:span text:style-name="T33"> </text:span><text:span text:style-name="T36">:</text:span><text:span text:style-name="T33"> ListMotVirgule Virgule Space Mot </text:span><text:span text:style-name="T28">|</text:span><text:span text:style-name="T33"> Mot </text:span><text:span text:style-name="T36">;</text:span></text:p>
      <text:p text:style-name="P38"><text:span text:style-name="T34">RINTRODUCTION</text:span><text:span text:style-name="T33"> </text:span><text:span text:style-name="T36">:</text:span><text:span text:style-name="T33"> INTRODUCTION SL ListeMotRefParagraphe </text:span><text:span text:style-name="T36">;</text:span></text:p>
      <text:p text:style-name="P38"><text:span text:style-name="T34">RRELATEDWORKS</text:span><text:span text:style-name="T33"> </text:span><text:span text:style-name="T36">:</text:span><text:span text:style-name="T33"> RELATEDWORKS SL ListeMotRefParagraphe </text:span><text:span text:style-name="T36">;</text:span></text:p>
      <text:p text:style-name="P38"><text:span text:style-name="T34">RCONCEPTION</text:span><text:span text:style-name="T33"> </text:span><text:span text:style-name="T36">:</text:span><text:span text:style-name="T33"> CONCEPTION SL ListeMotRefParagraphe </text:span><text:span text:style-name="T36">;</text:span></text:p>
      <text:p text:style-name="P38"><text:span text:style-name="T34">REXPERIMENTALRESULTS</text:span><text:span text:style-name="T33"> </text:span><text:span text:style-name="T36">:</text:span><text:span text:style-name="T33"> EXPERIMENTALRESULTS SL ListeMotRefParagraphe </text:span><text:span text:style-name="T36">;</text:span></text:p>
      <text:p text:style-name="P38"><text:span text:style-name="T34">RCONCLUSION</text:span><text:span text:style-name="T33"> </text:span><text:span text:style-name="T36">:</text:span><text:span text:style-name="T33"> CONCLUSION SL ListeMotRefParagraphe </text:span><text:span text:style-name="T36">;</text:span></text:p>
      <text:p text:style-name="P38"><text:span text:style-name="T34">RREFERENCES</text:span><text:span text:style-name="T33"> </text:span><text:span text:style-name="T36">:</text:span><text:span text:style-name="T33"> REFERENCES SL ListeReference </text:span><text:span text:style-name="T36">;</text:span></text:p>
      <text:p text:style-name="P38"><text:span text:style-name="T34">ListeReference</text:span><text:span text:style-name="T33"> </text:span><text:span text:style-name="T36">:</text:span><text:span text:style-name="T33"> ListeReference <text:s/>RRef </text:span><text:span text:style-name="T28">|</text:span><text:span text:style-name="T33"> Rref </text:span><text:span text:style-name="T36">;</text:span></text:p>
      <text:p text:style-name="P38"><text:span text:style-name="T34">RRef</text:span><text:span text:style-name="T33"> </text:span><text:span text:style-name="T36">:</text:span><text:span text:style-name="T33"> <text:s/>Ref Tabulation SuiteDeMot SL </text:span><text:span text:style-name="T36">;</text:span></text:p>
      <text:p text:style-name="P38"><text:span text:style-name="T34">SuiteDeMot</text:span><text:span text:style-name="T33"> </text:span><text:span text:style-name="T36">:</text:span><text:span text:style-name="T33"> SuiteDeMot Mot Space </text:span><text:span text:style-name="T28">|</text:span><text:span text:style-name="T33">Mot Point </text:span><text:span text:style-name="T36">;</text:span></text:p>
      <text:p text:style-name="P38"><text:span text:style-name="T34">ListeMotRefParagraphe</text:span><text:span text:style-name="T33"> </text:span><text:span text:style-name="T36">:</text:span><text:span text:style-name="T33"> <text:s/>ListeMotRefParagraphe PonctuationMotRef MotPoint <text:s/>SL </text:span><text:span text:style-name="T28">|</text:span><text:span text:style-name="T33"> PonctuationMotRef MotPoint <text:s/>SL </text:span><text:span text:style-name="T28">|</text:span><text:span text:style-name="T33"> MotPoint <text:s/>SL </text:span><text:span text:style-name="T36">;</text:span><text:span text:style-name="T33"> </text:span></text:p>
      <text:p text:style-name="P38"><text:span text:style-name="T34">MotPoint</text:span><text:span text:style-name="T33"> </text:span><text:span text:style-name="T36">:</text:span><text:span text:style-name="T33"> Mot Point </text:span><text:span text:style-name="T28">|</text:span><text:span text:style-name="T33"> Mot Ref Point </text:span><text:span text:style-name="T36">;</text:span></text:p>
      <text:p text:style-name="P38"><text:span text:style-name="T34">PonctuationMotRef</text:span><text:span text:style-name="T36">:</text:span> <text:span text:style-name="T35">PonctuationMotRef</text:span> <text:span text:style-name="T35">Mot</text:span> <text:span text:style-name="T35">EspaceRefPonc</text:span> <text:span text:style-name="T25">|</text:span> <text:span text:style-name="T35">Mot</text:span> <text:span text:style-name="T35">EspaceRefPonc </text:span><text:span text:style-name="T36">;</text:span></text:p>
      <text:p text:style-name="P38"><text:span text:style-name="T34">EspaceRefPonc</text:span><text:span text:style-name="T33"> </text:span><text:span text:style-name="T36">:</text:span><text:span text:style-name="T33"> Ref Space </text:span><text:span text:style-name="T28">|</text:span><text:span text:style-name="T33"> Ponctuation Space </text:span><text:span text:style-name="T28">|</text:span><text:span text:style-name="T33">Space </text:span><text:span text:style-name="T28">|</text:span><text:span text:style-name="T33"> Virgule Space </text:span><text:span text:style-name="T36">;</text:span></text:p>
      <text:p text:style-name="P37"><text:span text:style-name="T34">PonctuationMotRef</text:span><text:span text:style-name="T33"> <text:s/></text:span><text:span text:style-name="T36">:</text:span><text:span text:style-name="T33"> Ponctuation </text:span><text:span text:style-name="T28">| </text:span><text:span text:style-name="T33">Space Mot</text:span><text:span text:style-name="T28">| </text:span><text:span text:style-name="T33">Ref </text:span><text:span text:style-name="T36">;</text:span></text:p>
      <text:p text:style-name="P22"><text:span text:style-name="T36"><text:tab/></text:span><text:span text:style-name="T38">L'axiome de cette grammaire est </text:span><text:span text:style-name="T39">CorpusDoc</text:span><text:span text:style-name="T38">, la règle de l'axiome signifie qu'un document est composé </text:span><text:span text:style-name="T40">des ensemble d'éléments (phrases du langage) suivants :</text:span></text:p>
      <text:list xml:id="list1078676741380142279" text:style-name="L3">
        <text:list-item>
          <text:p text:style-name="P23"><text:soft-page-break/><text:span text:style-name="T38">R</text:span><text:span text:style-name="T37">TITLE : cet ensemble est composé, </text:span><text:span text:style-name="T42">dans l'ordre </text:span><text:span text:style-name="T43">(comme toute les autres règles)</text:span><text:span text:style-name="T42">,</text:span><text:span text:style-name="T37"> du mot clé TITLE suivit d'un espace puis d'une liste de mots (composée de mots séparés par des espaces) et enfin un saut de ligne « SL »</text:span></text:p>
        </text:list-item>
        <text:list-item>
          <text:p text:style-name="P24"><text:span text:style-name="T37">RAUTHORS : cet ensemble est composé du mot clé AUTHORS, un espace, une liste de nom</text:span><text:span text:style-name="T43">s</text:span><text:span text:style-name="T37"> est prénoms d'auteurs ( nom et prénom séparés par un espace, et deux auteurs séparés par une virgule suivie d'un espace) </text:span><text:span text:style-name="T42">terminée</text:span><text:span text:style-name="T41"> par un point puis finalement un saut de ligne</text:span></text:p>
        </text:list-item>
        <text:list-item>
          <text:p text:style-name="P24"><text:span text:style-name="T41">RABSTRACT :</text:span><text:span text:style-name="T37"> </text:span><text:span text:style-name="T42">est composé du mot clé </text:span><text:span text:style-name="T43">ABSTRACT, </text:span></text:p>
        </text:list-item>
        <text:list-item>
          <text:p text:style-name="P25"><text:span text:style-name="T37">RKEYWORDS : est composé du mot clé KEYWORDS, d'un espace, puis d'une liste de mots </text:span><text:span text:style-name="T44">séparés par des virgules (ListMotVirgule) puis se termine par un point et un saut de ligne</text:span></text:p>
        </text:list-item>
        <text:list-item>
          <text:p text:style-name="P26"><text:span text:style-name="T44"/></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18:08:45.717262639</dc:date>
    <meta:editing-duration>P1DT3H26M19S</meta:editing-duration>
    <meta:editing-cycles>125</meta:editing-cycles>
    <meta:generator>LibreOffice/4.2.7.2$Linux_X86_64 LibreOffice_project/420m0$Build-2</meta:generator>
    <meta:document-statistic meta:table-count="0" meta:image-count="0" meta:object-count="0" meta:page-count="5" meta:paragraph-count="81" meta:word-count="1199" meta:character-count="7783" meta:non-whitespace-character-count="6641"/>
  </office:meta>
</office:document-meta>
</file>